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5.136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8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856cm" fo:min-width="3.721cm"/>
    </style:style>
    <style:style style:name="gr9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ae4"/>
      <style:paragraph-properties fo:text-align="center"/>
      <style:text-properties fo:color="#ffffff"/>
    </style:style>
    <style:style style:name="P4" style:family="paragraph">
      <loext:graphic-properties draw:fill-color="#a6dae4"/>
      <style:paragraph-properties fo:text-align="center"/>
    </style:style>
    <style:style style:name="P5" style:family="paragraph">
      <loext:graphic-properties draw:fill="solid" draw:fill-color="#47b769"/>
      <style:paragraph-properties fo:text-align="center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5.386cm" svg:x="9.755cm" svg:y="5.2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366cm" svg:height="0.965cm" svg:x="2.14cm" svg:y="5.42cm">
          <text:p text:style-name="P2">Assemble Ref PS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366cm" svg:height="0.965cm" svg:x="2.14cm" svg:y="9.595cm">
          <text:p text:style-name="P2">Final Fringe Par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7.366cm" svg:height="0.965cm" svg:x="2.14cm" svg:y="6.811cm">
          <text:p text:style-name="P2">Calculate Fringe Par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287cm" svg:height="1.686cm" svg:x="1.088cm" svg:y="1.183cm">
          <text:p text:style-name="P2"><text:span text:style-name="T1">C</text:span><text:span text:style-name="T1">A</text:span><text:span text:style-name="T1">L</text:span><text:span text:style-name="T1">W</text:span><text:span text:style-name="T1">E</text:span><text:span text:style-name="T1">B</text:span><text:span text:style-name="T1">B</text:span><text:span text:style-name="T1">_</text:span><text:span text:style-name="T1">A</text:span><text:span text:style-name="T1">M</text:span><text:span text:style-name="T1">I</text:span><text:span text:style-name="T1">3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9.717cm" svg:y="5.489cm">
          <draw:text-box>
            <text:p><text:span text:style-name="T2">✔</text:span></text:p>
          </draw:text-box>
        </draw:frame>
        <draw:frame draw:style-name="gr5" draw:text-style-name="P7" draw:layer="layout" svg:width="2.286cm" svg:height="0.889cm" draw:transform="rotate (1.0471975511966) translate (9.752cm 5.124cm)">
          <draw:text-box>
            <text:p><text:span text:style-name="T3">NIRIS</text:span><text:span text:style-name="T3">S</text:span></text:p>
          </draw:text-box>
        </draw:frame>
        <draw:frame draw:style-name="gr4" draw:text-style-name="P6" draw:layer="layout" svg:width="0.635cm" svg:height="0.827cm" svg:x="9.725cm" svg:y="6.88cm">
          <draw:text-box>
            <text:p><text:span text:style-name="T2">✔</text:span></text:p>
          </draw:text-box>
        </draw:frame>
        <draw:connector draw:style-name="gr6" draw:text-style-name="P8" draw:layer="layout" svg:x1="5.823cm" svg:y1="6.385cm" svg:x2="5.823cm" svg:y2="6.811cm" draw:start-shape="id1" draw:start-glue-point="2" draw:end-shape="id2" draw:end-glue-point="0" svg:d="M5823 6385v426" svg:viewBox="0 0 1 427">
          <text:p/>
        </draw:connector>
        <draw:connector draw:style-name="gr6" draw:text-style-name="P8" draw:layer="layout" svg:x1="5.823cm" svg:y1="7.776cm" svg:x2="5.823cm" svg:y2="8.211cm" draw:start-shape="id2" draw:start-glue-point="2" draw:end-shape="id3" draw:end-glue-point="0" svg:d="M5823 7776v435" svg:viewBox="0 0 1 436">
          <text:p/>
        </draw:connector>
        <draw:connector draw:style-name="gr6" draw:text-style-name="P8" draw:layer="layout" svg:x1="5.823cm" svg:y1="10.56cm" svg:x2="5.824cm" svg:y2="11.386cm" draw:start-shape="id4" draw:start-glue-point="2" draw:end-shape="id5" draw:end-glue-point="4" svg:d="M5823 10560v412h1v414" svg:viewBox="0 0 2 827">
          <text:p/>
        </draw:connector>
        <draw:frame draw:style-name="gr4" draw:text-style-name="P6" draw:layer="layout" svg:width="0.635cm" svg:height="0.827cm" svg:x="9.733cm" svg:y="9.664cm">
          <draw:text-box>
            <text:p><text:span text:style-name="T2">✔</text:span></text:p>
          </draw:text-box>
        </draw:frame>
        <draw:custom-shape draw:style-name="gr7" draw:text-style-name="P9" xml:id="id6" draw:id="id6" draw:layer="layout" svg:width="5.969cm" svg:height="1.197cm" svg:x="2.839cm" svg:y="3.396cm">
          <text:p text:style-name="P2"><text:span text:style-name="T4">C</text:span><text:span text:style-name="T4">a</text:span><text:span text:style-name="T4">l</text:span><text:span text:style-name="T4">i</text:span><text:span text:style-name="T4">b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S</text:span><text:span text:style-name="T4">l</text:span><text:span text:style-name="T4">o</text:span><text:span text:style-name="T4">p</text:span><text:span text:style-name="T4">e</text:span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5.824cm" svg:y1="4.593cm" svg:x2="5.823cm" svg:y2="5.42cm" draw:start-shape="id6" draw:start-glue-point="8" draw:end-shape="id1" draw:end-glue-point="0" svg:d="M5824 4593v412h-1v415" svg:viewBox="0 0 2 828">
          <text:p/>
        </draw:connector>
        <draw:custom-shape draw:style-name="gr8" draw:text-style-name="P9" xml:id="id5" draw:id="id5" draw:layer="layout" svg:width="5.969cm" svg:height="1.564cm" svg:x="2.839cm" svg:y="11.386cm">
          <text:p text:style-name="P2"><text:span text:style-name="T4">Fringe Paramet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9.75cm" svg:y1="5.237cm" svg:x2="10.735cm" svg:y2="3.644cm">
          <text:p/>
        </draw:line>
        <draw:line draw:style-name="gr9" draw:text-style-name="P8" draw:layer="layout" svg:x1="10.481cm" svg:y1="5.256cm" svg:x2="11.259cm" svg:y2="3.898cm">
          <text:p/>
        </draw:line>
        <draw:custom-shape draw:style-name="gr2" draw:text-style-name="P4" xml:id="id3" draw:id="id3" draw:layer="layout" svg:width="7.366cm" svg:height="0.965cm" svg:x="2.14cm" svg:y="8.211cm">
          <text:p text:style-name="P2">Average Fringe Par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5.823cm" svg:y1="7.764cm" svg:x2="5.823cm" svg:y2="8.199cm" svg:d="M5823 7764v435" svg:viewBox="0 0 1 436">
          <text:p/>
        </draw:connector>
        <draw:connector draw:style-name="gr6" draw:text-style-name="P8" draw:layer="layout" svg:x1="5.823cm" svg:y1="9.176cm" svg:x2="5.823cm" svg:y2="9.595cm" draw:start-shape="id3" draw:start-glue-point="2" draw:end-shape="id4" draw:end-glue-point="0" svg:d="M5823 9176v419" svg:viewBox="0 0 1 420">
          <text:p/>
        </draw:connector>
        <draw:frame draw:style-name="gr4" draw:text-style-name="P6" draw:layer="layout" svg:width="0.635cm" svg:height="0.827cm" svg:x="9.742cm" svg:y="8.265cm">
          <draw:text-box>
            <text:p><text:span text:style-name="T2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446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19-12-24T10:00:51.528784384</dc:date>
    <meta:editing-duration>PT2H26M25S</meta:editing-duration>
    <meta:editing-cycles>26</meta:editing-cycles>
    <meta:generator>LibreOffice/6.2.8.2$Linux_X86_64 LibreOffice_project/20$Build-2</meta:generator>
    <meta:document-statistic meta:object-count="21"/>
  </office:meta>
</office:document-meta>
</file>